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6"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7"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8"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0"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1"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2"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3" style:family="paragraph" style:parent-style-name="Text_20_body" style:list-style-name="L2">
      <style:text-properties officeooo:rsid="0009de90"/>
    </style:style>
    <style:style style:name="P14" style:family="paragraph" style:parent-style-name="Text_20_body">
      <style:text-properties officeooo:rsid="0009de90"/>
    </style:style>
    <style:style style:name="P15"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16" style:family="paragraph" style:parent-style-name="Text_20_body" style:list-style-name="L3">
      <style:text-properties fo:font-weight="bold" officeooo:rsid="0009de90" style:font-weight-asian="bold" style:font-weight-complex="bold"/>
    </style:style>
    <style:style style:name="P17" style:family="paragraph" style:parent-style-name="Text_20_body" style:list-style-name="L3">
      <style:text-properties fo:font-weight="normal" officeooo:rsid="0009de90" style:font-weight-asian="normal" style:font-weight-complex="normal"/>
    </style:style>
    <style:style style:name="P18" style:family="paragraph" style:parent-style-name="Heading_20_4">
      <style:text-properties fo:font-weight="normal" officeooo:rsid="0009de90" style:font-size-asian="10.5pt" style:font-weight-asian="normal" style:font-weight-complex="normal"/>
    </style:style>
    <style:style style:name="P19" style:family="paragraph" style:parent-style-name="Text_20_body" style:list-style-name="L4">
      <style:text-properties fo:font-weight="bold" officeooo:rsid="0009de90" style:font-weight-asian="bold" style:font-weight-complex="bold"/>
    </style:style>
    <style:style style:name="P20" style:family="paragraph" style:parent-style-name="Text_20_body" style:list-style-name="L4">
      <style:text-properties fo:font-weight="normal" officeooo:rsid="0009de90" style:font-weight-asian="normal" style:font-weight-complex="normal"/>
    </style:style>
    <style:style style:name="P21" style:family="paragraph" style:parent-style-name="Text_20_body" style:list-style-name="L5">
      <style:text-properties fo:font-weight="bold" officeooo:rsid="0009de90" style:font-weight-asian="bold" style:font-weight-complex="bold"/>
    </style:style>
    <style:style style:name="P22" style:family="paragraph" style:parent-style-name="Text_20_body" style:list-style-name="L5">
      <style:text-properties fo:font-weight="normal" officeooo:rsid="0009de90" style:font-weight-asian="normal" style:font-weight-complex="normal"/>
    </style:style>
    <style:style style:name="P23" style:family="paragraph" style:parent-style-name="Text_20_body" style:list-style-name="L6">
      <style:text-properties fo:font-weight="bold" officeooo:rsid="0009de90" style:font-weight-asian="bold" style:font-weight-complex="bold"/>
    </style:style>
    <style:style style:name="P24" style:family="paragraph" style:parent-style-name="Text_20_body" style:list-style-name="L6">
      <style:text-properties fo:font-weight="normal" officeooo:rsid="0009de90" style:font-weight-asian="normal" style:font-weight-complex="normal"/>
    </style:style>
    <style:style style:name="P25"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26" style:family="paragraph" style:parent-style-name="Text_20_body" style:list-style-name="L7">
      <style:text-properties fo:font-weight="normal" officeooo:rsid="0009de90" officeooo:paragraph-rsid="0009de90" style:font-weight-asian="normal" style:font-weight-complex="normal"/>
    </style:style>
    <style:style style:name="P27" style:family="paragraph" style:parent-style-name="Text_20_body" style:list-style-name="L8">
      <style:text-properties fo:font-weight="bold" officeooo:rsid="0009de90" officeooo:paragraph-rsid="0009de90" style:font-weight-asian="bold" style:font-weight-complex="bold"/>
    </style:style>
    <style:style style:name="P28" style:family="paragraph" style:parent-style-name="Text_20_body" style:list-style-name="L9">
      <style:text-properties fo:font-weight="normal" officeooo:rsid="0009de90" officeooo:paragraph-rsid="0009de90" style:font-weight-asian="normal" style:font-weight-complex="normal"/>
    </style:style>
    <style:style style:name="P29" style:family="paragraph" style:parent-style-name="Text_20_body">
      <style:text-properties fo:font-weight="normal" officeooo:rsid="0009de90" officeooo:paragraph-rsid="0009de90" style:font-weight-asian="normal" style:font-weight-complex="normal"/>
    </style:style>
    <style:style style:name="P30" style:family="paragraph" style:parent-style-name="Text_20_body" style:list-style-name="L10">
      <style:text-properties officeooo:rsid="0009de90"/>
    </style:style>
    <style:style style:name="P31"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2"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3"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4" style:family="paragraph" style:parent-style-name="Text_20_body" style:list-style-name="L11">
      <style:text-properties fo:font-weight="normal" officeooo:rsid="000a9f36" style:font-weight-asian="normal" style:font-weight-complex="normal"/>
    </style:style>
    <style:style style:name="P35" style:family="paragraph" style:parent-style-name="Text_20_body">
      <style:text-properties fo:font-weight="bold" officeooo:rsid="000a9f36" style:font-weight-asian="bold" style:font-weight-complex="bold"/>
    </style:style>
    <style:style style:name="P36" style:family="paragraph" style:parent-style-name="Text_20_body" style:list-style-name="L12">
      <style:text-properties fo:font-weight="normal" officeooo:rsid="000a9f36" style:font-weight-asian="normal" style:font-weight-complex="normal"/>
    </style:style>
    <style:style style:name="P37" style:family="paragraph" style:parent-style-name="Text_20_body" style:list-style-name="L13">
      <style:text-properties fo:font-weight="normal" officeooo:rsid="000a9f36" style:font-weight-asian="normal" style:font-weight-complex="normal"/>
    </style:style>
    <style:style style:name="P38" style:family="paragraph" style:parent-style-name="Text_20_body">
      <style:text-properties fo:font-weight="normal" officeooo:rsid="000a9f36" style:font-weight-asian="normal" style:font-weight-complex="normal"/>
    </style:style>
    <style:style style:name="P39"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0"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1"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2"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3"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4"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45"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46"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47" style:family="paragraph" style:parent-style-name="Standard" style:list-style-name="L15">
      <style:paragraph-properties fo:text-align="left" style:justify-single-word="false" style:writing-mode="lr-tb" style:writing-mode-automatic="false"/>
      <style:text-properties style:font-name="Liberation Serif" officeooo:paragraph-rsid="000d17da"/>
    </style:style>
    <style:style style:name="P48"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49" style:family="paragraph" style:parent-style-name="Text_20_body" style:list-style-name="L15">
      <style:text-properties officeooo:rsid="000d17da" officeooo:paragraph-rsid="000d17da" style:font-size-asian="12pt"/>
    </style:style>
    <style:style style:name="P50"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1" style:family="paragraph" style:parent-style-name="Text_20_body" style:list-style-name="L17">
      <style:text-properties fo:font-weight="bold" officeooo:rsid="000d17da" officeooo:paragraph-rsid="000eef89" style:font-size-asian="12pt" style:font-weight-asian="bold" style:font-weight-complex="bold"/>
    </style:style>
    <style:style style:name="P52" style:family="paragraph" style:parent-style-name="Text_20_body" style:list-style-name="L18">
      <style:text-properties fo:font-weight="bold" officeooo:rsid="000d17da" officeooo:paragraph-rsid="000eef89" style:font-size-asian="12pt" style:font-weight-asian="bold" style:font-weight-complex="bold"/>
    </style:style>
    <style:style style:name="P53" style:family="paragraph" style:parent-style-name="Text_20_body" style:list-style-name="L19">
      <style:text-properties fo:font-weight="bold" officeooo:rsid="000d17da" officeooo:paragraph-rsid="000eef89" style:font-size-asian="12pt" style:font-weight-asian="bold" style:font-weight-complex="bold"/>
    </style:style>
    <style:style style:name="P54"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55"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6"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7"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58"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9" style:family="paragraph" style:parent-style-name="Text_20_body" style:list-style-name="L20">
      <style:text-properties fo:font-weight="bold" officeooo:rsid="000d17da" style:font-size-asian="12pt" style:font-weight-asian="bold" style:font-weight-complex="bold"/>
    </style:style>
    <style:style style:name="P60"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1" style:family="paragraph" style:parent-style-name="Text_20_body" style:list-style-name="L21">
      <style:text-properties fo:font-weight="bold" officeooo:rsid="000d17da" style:font-size-asian="12pt" style:font-weight-asian="bold" style:font-weight-complex="bold"/>
    </style:style>
    <style:style style:name="P62" style:family="paragraph" style:parent-style-name="Text_20_body" style:list-style-name="L22">
      <style:text-properties fo:font-weight="bold" officeooo:rsid="000d17da" style:font-size-asian="12pt" style:font-weight-asian="bold" style:font-weight-complex="bold"/>
    </style:style>
    <style:style style:name="P63" style:family="paragraph" style:parent-style-name="Text_20_body">
      <style:text-properties style:font-name="Liberation Serif" fo:font-weight="normal" officeooo:rsid="000d17da" style:font-size-asian="12pt" style:font-weight-asian="normal" style:font-weight-complex="normal"/>
    </style:style>
    <style:style style:name="P64"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65" style:family="paragraph" style:parent-style-name="Text_20_body" style:list-style-name="L23">
      <style:text-properties fo:font-weight="bold" officeooo:rsid="000d17da" style:font-size-asian="12pt" style:font-weight-asian="bold" style:font-weight-complex="bold"/>
    </style:style>
    <style:style style:name="P66"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68" style:family="paragraph" style:parent-style-name="Text_20_body" style:list-style-name="L24">
      <style:text-properties fo:font-weight="bold" officeooo:rsid="000eef89" style:font-size-asian="12pt" style:font-weight-asian="bold" style:font-weight-complex="bold"/>
    </style:style>
    <style:style style:name="P69"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0" style:family="paragraph" style:parent-style-name="Text_20_body" style:list-style-name="L24">
      <style:text-properties fo:font-weight="normal" officeooo:rsid="000eef89" style:font-size-asian="12pt" style:font-weight-asian="normal" style:font-weight-complex="normal"/>
    </style:style>
    <style:style style:name="P71"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2" style:family="paragraph" style:parent-style-name="Text_20_body">
      <style:text-properties officeooo:rsid="000eef89" style:font-size-asian="12pt"/>
    </style:style>
    <style:style style:name="P73" style:family="paragraph" style:parent-style-name="Text_20_body" style:list-style-name="L25">
      <style:text-properties officeooo:rsid="000eef89" style:font-size-asian="12pt"/>
    </style:style>
    <style:style style:name="P74" style:family="paragraph" style:parent-style-name="Text_20_body" style:list-style-name="L26">
      <style:text-properties fo:font-weight="bold" officeooo:rsid="000eef89" style:font-size-asian="12pt" style:font-weight-asian="bold" style:font-weight-complex="bold"/>
    </style:style>
    <style:style style:name="P75" style:family="paragraph" style:parent-style-name="Text_20_body" style:list-style-name="L27">
      <style:text-properties fo:font-weight="bold" officeooo:rsid="000eef89" style:font-size-asian="12pt" style:font-weight-asian="bold" style:font-weight-complex="bold"/>
    </style:style>
    <style:style style:name="P76"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7"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78"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79"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1"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2"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83"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84"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85" style:family="paragraph" style:parent-style-name="Text_20_body" style:list-style-name="L29"/>
    <style:style style:name="P86" style:family="paragraph" style:parent-style-name="Text_20_body" style:list-style-name="L30">
      <style:text-properties officeooo:rsid="001366a2" officeooo:paragraph-rsid="001366a2"/>
    </style:style>
    <style:style style:name="P87"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88"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89" style:family="paragraph" style:parent-style-name="Preformatted_20_Text">
      <style:paragraph-properties fo:margin-top="0cm" fo:margin-bottom="0.499cm" style:contextual-spacing="false"/>
    </style:style>
    <style:style style:name="P90" style:family="paragraph" style:parent-style-name="Text_20_body" style:list-style-name="L32">
      <style:text-properties officeooo:rsid="00172e31" officeooo:paragraph-rsid="00172e3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9de90" style:font-weight-asian="normal" style:font-weight-complex="normal"/>
    </style:style>
    <style:style style:name="T4" style:family="text">
      <style:text-properties fo:font-size="12pt" style:text-underline-style="none" fo:font-weight="normal" officeooo:rsid="000d17da" style:font-size-asian="12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officeooo:rsid="000eef89"/>
    </style:style>
    <style:style style:name="T8" style:family="text">
      <style:text-properties officeooo:rsid="00109908"/>
    </style:style>
    <style:style style:name="T9" style:family="text">
      <style:text-properties officeooo:rsid="00125602"/>
    </style:style>
    <style:style style:name="T10" style:family="text">
      <style:text-properties officeooo:rsid="001366a2"/>
    </style:style>
    <style:style style:name="T11" style:family="text">
      <style:text-properties fo:font-weight="bold"/>
    </style:style>
    <style:style style:name="T12" style:family="text">
      <style:text-properties officeooo:rsid="00167ee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text:p>
      <text:p text:style-name="P3"/>
      <text:p text:style-name="P3">Objectif bonus :</text:p>
      <text:p text:style-name="P3">- Language C</text:p>
      <text:p text:style-name="P3">- Implémentation VsCode</text:p>
      <text:p text:style-name="P3"/>
      <text:p text:style-name="P3">Language de programmation :</text:p>
      <text:p text:style-name="P3">- python</text:p>
      <text:p text:style-name="P3"/>
      <text:p text:style-name="P3">IA utilisée :</text:p>
      <text:p text:style-name="P3">- DeepSeek</text:p>
      <text:p text:style-name="P3"/>
      <text:p text:style-name="P4">JOURNAL</text:p>
      <text:p text:style-name="P4"/>
      <text:p text:style-name="P5">10.03.26</text:p>
      <text:p text:style-name="P6"/>
      <text:p text:style-name="P7">Création avec l’IA d’un plan de développement et de la détermination des outils utilisés</text:p>
      <text:p text:style-name="P7"/>
      <text:p text:style-name="P8">Prompt utilisé :</text:p>
      <text:p text:style-name="P9">Je dois créer une IA qui fait de la review de code :</text:p>
      <text:p text:style-name="P9">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9">Elle devra aussi vérifier la cohérence de l'écriture (pour la fermeture ouverture guillement ou encore les snakeCase ou camel_case).</text:p>
      <text:p text:style-name="P9">Elle expliquera aussi les erreurs que peuvent rencontrer le code.</text:p>
      <text:p text:style-name="P9">Je ne sais pas comment débuter le projet, je n'ai aucune idée de ou chercher, et j'aimerais que tu m'aides pour ce projet.</text:p>
      <text:p text:style-name="P9"><text:soft-page-break/>Le code du projet sera en python. On se concentrera d'abord sur de la review uniquement sur du code python. Tu devras me faire un PRD et des spec avec un user storie.</text:p>
      <text:p text:style-name="P9">Tu débuteras d'abord sur la première étape expliqué pas à pas, et quand je te le dirais on passera à l'étape suivante/</text:p>
      <text:p text:style-name="P9"/>
      <text:list text:style-name="L1">
        <text:list-item>
          <text:p text:style-name="P10">PRD</text:p>
        </text:list-item>
      </text:list>
      <text:p text:style-name="P11"/>
      <text:list xml:id="list85733340348681" text:continue-numbering="true" text:style-name="L1">
        <text:list-item>
          <text:list>
            <text:list-item>
              <text:p text:style-name="P10">Objectif général du produit :</text:p>
            </text:list-item>
          </text:list>
        </text:list-item>
      </text:list>
      <text:p text:style-name="P11"/>
      <text:p text:style-name="P12">Créer un outil automatisé de <text:span text:style-name="Strong_20_Emphasis"><text:span text:style-name="T2">revue de code Python</text:span></text:span> qui :</text:p>
      <text:list text:style-name="L2">
        <text:list-item>
          <text:p text:style-name="P13">Analyse la qualité et la cohérence du code (style, conventions, erreurs potentielles).</text:p>
        </text:list-item>
        <text:list-item>
          <text:p text:style-name="P13">Propose des améliorations algorithmiques basées sur des connaissances extraites de documents PDF de référence (articles, cours d’experts).</text:p>
        </text:list-item>
        <text:list-item>
          <text:p text:style-name="P13">Fournit des explications claires sur les problèmes détectés.</text:p>
        </text:list-item>
      </text:list>
      <text:p text:style-name="P14">Public cible : développeurs, équipes souhaitant automatiser une partie de leurs revues de code, étudiants apprenant les bonnes pratiques.</text:p>
      <text:p text:style-name="P3"/>
      <text:list xml:id="list85732012357698" text:continue-list="list85733340348681" text:style-name="L1">
        <text:list-item>
          <text:list>
            <text:list-item>
              <text:p text:style-name="P10">Fonctionnalités principales :</text:p>
            </text:list-item>
          </text:list>
        </text:list-item>
      </text:list>
      <text:p text:style-name="P11"/>
      <text:h text:style-name="P15" text:outline-level="4">A. Analyse syntaxique et stylistique</text:h>
      <text:list text:style-name="L3">
        <text:list-item>
          <text:p text:style-name="P16"><text:span text:style-name="T2">Vérification des conventions de nommage : détection des </text:span><text:span text:style-name="Source_20_Text"><text:span text:style-name="T2">snake_case</text:span></text:span><text:span text:style-name="T2"> (recommandé en Python) vs </text:span><text:span text:style-name="Source_20_Text"><text:span text:style-name="T2">camelCase</text:span></text:span><text:span text:style-name="T2"> (à signaler).</text:span></text:p>
        </text:list-item>
        <text:list-item>
          <text:p text:style-name="P17">Contrôle de la cohérence des guillemets (simples/doubles) dans tout le fichier.</text:p>
        </text:list-item>
        <text:list-item>
          <text:p text:style-name="P17">Détection d’erreurs basiques : variables non utilisées, importations inutiles, etc.</text:p>
        </text:list-item>
        <text:list-item>
          <text:p text:style-name="P17">Génération d’un rapport lisible avec les lignes concernées et une explication.</text:p>
        </text:list-item>
      </text:list>
      <text:h text:style-name="P18" text:outline-level="4">B. Analyse algorithmique avancée</text:h>
      <text:list text:style-name="L4">
        <text:list-item>
          <text:p text:style-name="P19"><text:span text:style-name="T2">Chargement et interprétation de </text:span><text:span text:style-name="Strong_20_Emphasis"><text:span text:style-name="T2">fichiers PDF</text:span></text:span><text:span text:style-name="T2"> contenant des descriptions d’algorithmes optimisés (fournis par l’utilisateur ou intégrés dans une base de connaissances).</text:span></text:p>
        </text:list-item>
        <text:list-item>
          <text:p text:style-name="P20">Comparaison du code soumis avec des patrons algorithmiques reconnus (ex : remplacer une boucle naïve par une approche plus efficace).</text:p>
        </text:list-item>
        <text:list-item>
          <text:p text:style-name="P19"><text:span text:style-name="T2">Proposition de remplacement avec justification (ex : “Cette fonction de tri peut être remplacée par </text:span><text:span text:style-name="Source_20_Text"><text:span text:style-name="T2">sorted()</text:span></text:span><text:span text:style-name="T2"> qui est implémenté en C et plus rapide.”).</text:span></text:p>
        </text:list-item>
      </text:list>
      <text:h text:style-name="P18" text:outline-level="4">C. Explication des erreurs et suggestions</text:h>
      <text:list text:style-name="L5">
        <text:list-item>
          <text:p text:style-name="P21"><text:span text:style-name="T2">Pour chaque problème détecté, fournir une </text:span><text:span text:style-name="Strong_20_Emphasis"><text:span text:style-name="T2">explication pédagogique</text:span></text:span><text:span text:style-name="T2"> : pourquoi c’est un problème, quel impact cela peut avoir (performance, lisibilité, fiabilité).</text:span></text:p>
        </text:list-item>
        <text:list-item>
          <text:p text:style-name="P22">Suggestion de correction immédiate (quand c’est possible).</text:p>
        </text:list-item>
      </text:list>
      <text:h text:style-name="P18" text:outline-level="4"><text:soft-page-break/>D. Interface et utilisation</text:h>
      <text:list text:style-name="L6">
        <text:list-item>
          <text:p text:style-name="P23"><text:span text:style-name="T2">Mode </text:span><text:span text:style-name="Strong_20_Emphasis"><text:span text:style-name="T2">ligne de commande</text:span></text:span><text:span text:style-name="T2"> (CLI) en premier lieu : </text:span><text:span text:style-name="Source_20_Text"><text:span text:style-name="T2">python review.py mon_fichier.py</text:span></text:span><text:span text:style-name="T2"> (ou avec un dossier).</text:span></text:p>
        </text:list-item>
        <text:list-item>
          <text:p text:style-name="P24">Possibilité d’intégration future dans un IDE ou un service web.</text:p>
        </text:list-item>
      </text:list>
      <text:p text:style-name="P11"/>
      <text:list xml:id="list85733713184652" text:continue-list="list85732012357698" text:style-name="L1">
        <text:list-item>
          <text:list>
            <text:list-item>
              <text:p text:style-name="P10">Contraintes techniques :</text:p>
            </text:list-item>
          </text:list>
        </text:list-item>
      </text:list>
      <text:p text:style-name="P11"/>
      <text:p text:style-name="P25"><text:span text:style-name="T2">Langage de développement : </text:span><text:span text:style-name="Strong_20_Emphasis"><text:span text:style-name="T2">Python 3.9+</text:span></text:span></text:p>
      <text:list text:style-name="L7">
        <text:list-item>
          <text:p text:style-name="P26">Modules externes envisagés :</text:p>
        </text:list-item>
      </text:list>
      <text:list text:style-name="L8">
        <text:list-item>
          <text:p text:style-name="P27"><text:span text:style-name="T2">Analyse de code : </text:span><text:span text:style-name="Source_20_Text"><text:span text:style-name="T2">ast</text:span></text:span><text:span text:style-name="T2">, </text:span><text:span text:style-name="Source_20_Text"><text:span text:style-name="T2">pylint</text:span></text:span><text:span text:style-name="T2">, </text:span><text:span text:style-name="Source_20_Text"><text:span text:style-name="T2">flake8</text:span></text:span><text:span text:style-name="T2">, </text:span><text:span text:style-name="Source_20_Text"><text:span text:style-name="T2">black</text:span></text:span><text:span text:style-name="T2"> (pour le formatage)</text:span></text:p>
        </text:list-item>
        <text:list-item>
          <text:p text:style-name="P27"><text:span text:style-name="T2">Extraction PDF : </text:span><text:span text:style-name="Source_20_Text"><text:span text:style-name="T2">PyPDF2</text:span></text:span><text:span text:style-name="T2">, </text:span><text:span text:style-name="Source_20_Text"><text:span text:style-name="T2">pdfplumber</text:span></text:span><text:span text:style-name="T2">, ou </text:span><text:span text:style-name="Source_20_Text"><text:span text:style-name="T2">camelot</text:span></text:span><text:span text:style-name="T2"> selon le contenu</text:span></text:p>
        </text:list-item>
        <text:list-item>
          <text:p text:style-name="P27"><text:span text:style-name="T2">NLP pour la compréhension des PDF : </text:span><text:span text:style-name="Source_20_Text"><text:span text:style-name="T2">spaCy</text:span></text:span><text:span text:style-name="T2">, </text:span><text:span text:style-name="Source_20_Text"><text:span text:style-name="T2">transformers</text:span></text:span><text:span text:style-name="T2"> (si nécessaire)</text:span></text:p>
        </text:list-item>
        <text:list-item>
          <text:p text:style-name="P27"><text:span text:style-name="T2">Interface CLI : </text:span><text:span text:style-name="Source_20_Text"><text:span text:style-name="T2">argparse</text:span></text:span><text:span text:style-name="T2"> ou </text:span><text:span text:style-name="Source_20_Text"><text:span text:style-name="T2">click</text:span></text:span></text:p>
        </text:list-item>
        <text:list-item>
          <text:p text:style-name="P27"><text:span text:style-name="T2">Tests : </text:span><text:span text:style-name="Source_20_Text"><text:span text:style-name="T2">pytest</text:span></text:span></text:p>
        </text:list-item>
      </text:list>
      <text:list text:style-name="L9">
        <text:list-item>
          <text:p text:style-name="P28">Gestion de versions : Git (dépôt GitHub/GitLab)</text:p>
        </text:list-item>
      </text:list>
      <text:p text:style-name="P29"/>
      <text:list xml:id="list85731950380927" text:continue-list="list85733713184652" text:style-name="L1">
        <text:list-item>
          <text:list>
            <text:list-item>
              <text:p text:style-name="P10">User Stories :</text:p>
            </text:list-item>
          </text:list>
        </text:list-item>
      </text:list>
      <text:p text:style-name="P11"/>
      <text:p text:style-name="P12">Les user stories décrivent ce que l’utilisateur veut accomplir avec le produit. Elles seront notre fil rouge pour prioriser les fonctionnalités.</text:p>
      <text:list text:style-name="L10">
        <text:list-item>
          <text:p text:style-name="P30"><text:span text:style-name="Strong_20_Emphasis"><text:span text:style-name="T2">En tant que</text:span></text:span><text:span text:style-name="T2"> développeur, </text:span><text:span text:style-name="Strong_20_Emphasis"><text:span text:style-name="T2">je veux</text:span></text:span><text:span text:style-name="T2"> soumettre un fichier Python à l’outil </text:span><text:span text:style-name="Strong_20_Emphasis"><text:span text:style-name="T2">afin de</text:span></text:span><text:span text:style-name="T2"> recevoir un rapport sur les incohérences de style et les conventions de nommage.</text:span></text:p>
        </text:list-item>
        <text:list-item>
          <text:p text:style-name="P30"><text:span text:style-name="Strong_20_Emphasis"><text:span text:style-name="T2">En tant que</text:span></text:span><text:span text:style-name="T2"> développeur, </text:span><text:span text:style-name="Strong_20_Emphasis"><text:span text:style-name="T2">je veux</text:span></text:span><text:span text:style-name="T2"> que l’outil détecte automatiquement les erreurs courantes (variables inutilisées, imports superflus) </text:span><text:span text:style-name="Strong_20_Emphasis"><text:span text:style-name="T2">pour</text:span></text:span><text:span text:style-name="T2"> gagner du temps en revue manuelle.</text:span></text:p>
        </text:list-item>
        <text:list-item>
          <text:p text:style-name="P30"><text:span text:style-name="Strong_20_Emphasis"><text:span text:style-name="T2">En tant que</text:span></text:span><text:span text:style-name="T2"> développeur cherchant à optimiser son code, </text:span><text:span text:style-name="Strong_20_Emphasis"><text:span text:style-name="T2">je veux</text:span></text:span><text:span text:style-name="T2"> que l’outil compare mon implémentation avec des algorithmes optimisés décrits dans des PDF de référence </text:span><text:span text:style-name="Strong_20_Emphasis"><text:span text:style-name="T2">pour</text:span></text:span><text:span text:style-name="T2"> améliorer les performances.</text:span></text:p>
        </text:list-item>
        <text:list-item>
          <text:p text:style-name="P30"><text:span text:style-name="Strong_20_Emphasis"><text:span text:style-name="T2">En tant que</text:span></text:span><text:span text:style-name="T2"> responsable d’équipe, </text:span><text:span text:style-name="Strong_20_Emphasis"><text:span text:style-name="T2">je veux</text:span></text:span><text:span text:style-name="T2"> pouvoir fournir à l’outil une collection de PDF d’experts (ex : “Introduction to Algorithms” de Cormen, articles spécialisés) </text:span><text:span text:style-name="Strong_20_Emphasis"><text:span text:style-name="T2">afin que</text:span></text:span><text:span text:style-name="T2"> l’IA puisse s’enrichir de ces connaissances et proposer des améliorations pertinentes.</text:span></text:p>
        </text:list-item>
        <text:list-item>
          <text:p text:style-name="P30"><text:span text:style-name="Strong_20_Emphasis"><text:span text:style-name="T2">En tant que</text:span></text:span><text:span text:style-name="T2"> développeur junior, </text:span><text:span text:style-name="Strong_20_Emphasis"><text:span text:style-name="T2">je veux</text:span></text:span><text:span text:style-name="T2"> que chaque suggestion soit accompagnée d’une explication claire </text:span><text:span text:style-name="Strong_20_Emphasis"><text:span text:style-name="T2">pour</text:span></text:span><text:span text:style-name="T2"> comprendre pourquoi c’est mieux et apprendre les bonnes pratiques.</text:span></text:p>
        </text:list-item>
        <text:list-item>
          <text:p text:style-name="P30"><text:span text:style-name="Strong_20_Emphasis"><text:span text:style-name="T2">En tant que</text:span></text:span><text:span text:style-name="T2"> utilisateur, </text:span><text:span text:style-name="Strong_20_Emphasis"><text:span text:style-name="T2">je veux</text:span></text:span><text:span text:style-name="T2"> que l’outil soit utilisable simplement en ligne de commande </text:span><text:span text:style-name="Strong_20_Emphasis"><text:span text:style-name="T2">pour</text:span></text:span><text:span text:style-name="T2"> l’intégrer dans mon flux de travail actuel (hooks Git, CI).</text:span></text:p>
        </text:list-item>
      </text:list>
      <text:p text:style-name="P3"/>
      <text:p text:style-name="P3"/>
      <text:p text:style-name="P3"/>
      <text:p text:style-name="P3"/>
      <text:list xml:id="list85732117352425" text:continue-list="list85731950380927" text:style-name="L1">
        <text:list-item>
          <text:list>
            <text:list-item>
              <text:p text:style-name="P31"><text:soft-page-break/>Prioritisation :</text:p>
            </text:list-item>
          </text:list>
        </text:list-item>
      </text:list>
      <text:p text:style-name="P32"/>
      <text:p text:style-name="P33"><text:span text:style-name="Strong_20_Emphasis"><text:span text:style-name="T2">Version minimale (MVP)</text:span></text:span><text:span text:style-name="T2"> :</text:span></text:p>
      <text:list text:style-name="L11">
        <text:list-item>
          <text:p text:style-name="P34">Analyse de base du code Python (AST) pour détecter les erreurs évidentes.</text:p>
        </text:list-item>
        <text:list-item>
          <text:p text:style-name="P34">Vérification des conventions de nommage et guillemets.</text:p>
        </text:list-item>
        <text:list-item>
          <text:p text:style-name="P34">Rapports simples en console.</text:p>
        </text:list-item>
        <text:list-item>
          <text:p text:style-name="P34">Pas d’analyse algorithmique avancée, juste une base de règles prédéfinies.</text:p>
        </text:list-item>
      </text:list>
      <text:p text:style-name="P35"><text:span text:style-name="Strong_20_Emphasis"><text:span text:style-name="T2">Version 2</text:span></text:span><text:span text:style-name="T2"> :</text:span></text:p>
      <text:list text:style-name="L12">
        <text:list-item>
          <text:p text:style-name="P36">Intégration de l’extraction de connaissances à partir de PDF (premiers tests sur des documents simples).</text:p>
        </text:list-item>
        <text:list-item>
          <text:p text:style-name="P36">Suggestions algorithmiques simples.</text:p>
        </text:list-item>
      </text:list>
      <text:p text:style-name="P35"><text:span text:style-name="Strong_20_Emphasis"><text:span text:style-name="T2">Version 3</text:span></text:span><text:span text:style-name="T2"> :</text:span></text:p>
      <text:list text:style-name="L13">
        <text:list-item>
          <text:p text:style-name="P37">Amélioration de l’IA via apprentissage automatique sur les PDF.</text:p>
        </text:list-item>
        <text:list-item>
          <text:p text:style-name="P37">Interface graphique ou plugin IDE.</text:p>
        </text:list-item>
      </text:list>
      <text:p text:style-name="P38"><text:span text:style-name="Strong_20_Emphasis"><text:span text:style-name="T3"/></text:span></text:p>
      <text:list text:continue-list="list85732117352425" text:style-name="L1">
        <text:list-item>
          <text:p text:style-name="P39">Conception Technique et Architecture</text:p>
        </text:list-item>
      </text:list>
      <text:p text:style-name="P40"/>
      <text:p text:style-name="P40"/>
      <text:list xml:id="list85731999283688" text:continue-numbering="true" text:style-name="L1">
        <text:list-item>
          <text:list>
            <text:list-item>
              <text:p text:style-name="P41">Architecture générale</text:p>
            </text:list-item>
          </text:list>
        </text:list-item>
      </text:list>
      <text:p text:style-name="P42"/>
      <text:list text:style-name="L14">
        <text:list-item>
          <text:p text:style-name="P43">code_review_ai/</text:p>
          <text:list>
            <text:list-item>
              <text:p text:style-name="P43">core/</text:p>
              <text:list>
                <text:list-item>
                  <text:p text:style-name="P43">parser.py <text:tab/><text:tab/><text:tab/># Analyse du code</text:p>
                </text:list-item>
                <text:list-item>
                  <text:p text:style-name="P43">style_checker.py<text:tab/><text:tab/># Vérification stylistiques</text:p>
                </text:list-item>
                <text:list-item>
                  <text:p text:style-name="P43">error_detector.py<text:tab/><text:tab/># Détection d’erreurs</text:p>
                </text:list-item>
                <text:list-item>
                  <text:p text:style-name="P43">algorithm_advisor.py<text:tab/><text:tab/># Suggestions algorithmique</text:p>
                </text:list-item>
              </text:list>
            </text:list-item>
            <text:list-item>
              <text:p text:style-name="P43">knowledge/</text:p>
              <text:list>
                <text:list-item>
                  <text:p text:style-name="P43">pdf_extractor.py<text:tab/><text:tab/># Extraction depuis pdf</text:p>
                </text:list-item>
                <text:list-item>
                  <text:p text:style-name="P43">knowlegde_base.py<text:tab/><text:tab/># Base de règles/algorithmes</text:p>
                </text:list-item>
                <text:list-item>
                  <text:p text:style-name="P43">matcher.py<text:tab/><text:tab/><text:tab/># Comparaison code / connaissances</text:p>
                </text:list-item>
              </text:list>
            </text:list-item>
            <text:list-item>
              <text:p text:style-name="P43">reporting/</text:p>
              <text:list>
                <text:list-item>
                  <text:p text:style-name="P43">formatter.py <text:tab/><text:tab/><text:tab/># Mise en forme </text:p>
                </text:list-item>
                <text:list-item>
                  <text:p text:style-name="P43">explainer.py <text:tab/><text:tab/><text:tab/># Générateur d’explications</text:p>
                </text:list-item>
              </text:list>
            </text:list-item>
            <text:list-item>
              <text:p text:style-name="P43">cli/</text:p>
              <text:list>
                <text:list-item>
                  <text:p text:style-name="P43">main.py<text:tab/><text:tab/><text:tab/># Point d’entrée principales</text:p>
                </text:list-item>
              </text:list>
            </text:list-item>
            <text:list-item>
              <text:p text:style-name="P43">tests/<text:tab/><text:tab/><text:tab/><text:tab/><text:tab/># Tests unitaires et d’intégrations</text:p>
            </text:list-item>
            <text:list-item>
              <text:p text:style-name="P43">config/<text:tab/><text:tab/><text:tab/><text:tab/><text:tab/># Configuration (règles, chemin etc.)</text:p>
            </text:list-item>
            <text:list-item>
              <text:p text:style-name="P43">agent.md<text:tab/><text:tab/><text:tab/><text:tab/># Description de l’agent</text:p>
            </text:list-item>
            <text:list-item>
              <text:p text:style-name="P43">README.md<text:tab/><text:tab/><text:tab/><text:tab/># Présentation générale du projet</text:p>
            </text:list-item>
            <text:list-item>
              <text:p text:style-name="P43">PRD.md<text:tab/><text:tab/><text:tab/><text:tab/># Product Requierment</text:p>
            </text:list-item>
            <text:list-item>
              <text:p text:style-name="P43">setup.py</text:p>
            </text:list-item>
          </text:list>
        </text:list-item>
      </text:list>
      <text:p text:style-name="P44"/>
      <text:p text:style-name="P44"/>
      <text:p text:style-name="P44"/>
      <text:list xml:id="list85731923328882" text:continue-list="list85731999283688" text:style-name="L1">
        <text:list-item>
          <text:list>
            <text:list-item>
              <text:p text:style-name="P45"><text:soft-page-break/>Choix technologiques</text:p>
              <text:list>
                <text:list-item>
                  <text:p text:style-name="P46">Analyse du code python</text:p>
                </text:list-item>
              </text:list>
            </text:list-item>
          </text:list>
        </text:list-item>
      </text:list>
      <text:list text:style-name="L15">
        <text:list-item>
          <text:p text:style-name="P47"><text:span text:style-name="T4">ast en module standart pour parcourir l’arbre syntaxique</text:span></text:p>
        </text:list-item>
        <text:list-item>
          <text:p text:style-name="P48"><text:span text:style-name="Source_20_Text"><text:span text:style-name="T5">pylint</text:span></text:span><text:span text:style-name="Strong_20_Emphasis"><text:span text:style-name="T5"> / </text:span></text:span><text:span text:style-name="Source_20_Text"><text:span text:style-name="T5">pyflakes</text:span></text:span><text:span text:style-name="T5"> : pour réutiliser des détections existantes sans tout réinventer. On peut appeler ces outils en sous-processus et parser leur sortie.</text:span></text:p>
        </text:list-item>
        <text:list-item>
          <text:p text:style-name="P49"><text:span text:style-name="Source_20_Text"><text:span text:style-name="T5">black</text:span></text:span><text:span text:style-name="T5"> : pour vérifier le formatage (optionnel, car on peut définir nos propres règles de style).</text:span></text:p>
        </text:list-item>
        <text:list-item>
          <text:p text:style-name="P49"><text:span text:style-name="Strong_20_Emphasis"><text:span text:style-name="T5">Approche</text:span></text:span><text:span text:style-name="T5"> : on combine l’AST pour des règles sur mesure et on utilise </text:span><text:span text:style-name="Source_20_Text"><text:span text:style-name="T5">pylint</text:span></text:span><text:span text:style-name="T5"> pour les erreurs classiques.</text:span></text:p>
        </text:list-item>
      </text:list>
      <text:list xml:id="list85732267608528" text:continue-list="list85731923328882" text:style-name="L1">
        <text:list-item>
          <text:list>
            <text:list-item>
              <text:list>
                <text:list-item>
                  <text:p text:style-name="P46"><text:s/>Extraction des connaissances sur des pdf</text:p>
                </text:list-item>
              </text:list>
            </text:list-item>
          </text:list>
        </text:list-item>
      </text:list>
      <text:list text:style-name="L16">
        <text:list-item>
          <text:p text:style-name="P50"><text:span text:style-name="Source_20_Text"><text:span text:style-name="T6">PyPDF2</text:span></text:span><text:span text:style-name="T6"> : simple, gratuit, mais limité pour les PDF complexes (tableaux, formules).</text:span></text:p>
        </text:list-item>
      </text:list>
      <text:list text:style-name="L17">
        <text:list-item>
          <text:p text:style-name="P51"><text:span text:style-name="Source_20_Text"><text:span text:style-name="T6">pdfplumber</text:span></text:span><text:span text:style-name="T6"> : meilleur pour extraire du texte et des tableaux de manière plus fiable.</text:span></text:p>
        </text:list-item>
      </text:list>
      <text:list text:style-name="L18">
        <text:list-item>
          <text:p text:style-name="P52"><text:span text:style-name="Strong_20_Emphasis"><text:span text:style-name="T6">Pour l’IA avancée</text:span></text:span><text:span text:style-name="T6"> : si les PDF contiennent beaucoup de formules mathématiques ou de pseudo-code, on pourra envisager </text:span><text:span text:style-name="Source_20_Text"><text:span text:style-name="T6">camelot</text:span></text:span><text:span text:style-name="T6"> (tableaux) ou </text:span><text:span text:style-name="Source_20_Text"><text:span text:style-name="T6">pymupdf</text:span></text:span><text:span text:style-name="T6"> (fitz) pour une extraction fine.</text:span></text:p>
        </text:list-item>
      </text:list>
      <text:list text:style-name="L19">
        <text:list-item>
          <text:p text:style-name="P53"><text:span text:style-name="Strong_20_Emphasis"><text:span text:style-name="T6">Traitement NLP</text:span></text:span><text:span text:style-name="T6"> : si on veut comprendre le sens des descriptions, </text:span><text:span text:style-name="Source_20_Text"><text:span text:style-name="T6">spaCy</text:span></text:span><text:span text:style-name="T6"> permettra d’extraire des entités (noms d’algorithmes, complexités, etc.). Dans un premier temps, on se contentera de mots-clés.</text:span></text:p>
        </text:list-item>
      </text:list>
      <text:p text:style-name="P54"/>
      <text:list text:continue-list="list85732267608528" text:style-name="L1">
        <text:list-item>
          <text:list>
            <text:list-item>
              <text:list>
                <text:list-item>
                  <text:p text:style-name="P55">Base de connaissance</text:p>
                </text:list-item>
              </text:list>
            </text:list-item>
          </text:list>
        </text:list-item>
      </text:list>
      <text:p text:style-name="P56">Stockage des “recettes” algorithmiques sous forme structurée <text:span text:style-name="T7">(json)</text:span></text:p>
      <text:p text:style-name="P56"/>
      <text:list xml:id="list85733543417525" text:continue-numbering="true" text:style-name="L1">
        <text:list-item>
          <text:list>
            <text:list-item>
              <text:list>
                <text:list-item>
                  <text:p text:style-name="P55">Comparaison code &lt;&gt; connaissance</text:p>
                </text:list-item>
              </text:list>
            </text:list-item>
          </text:list>
        </text:list-item>
      </text:list>
      <text:p text:style-name="P57"/>
      <text:p text:style-name="P58">Deux approches complémentaires :</text:p>
      <text:list text:style-name="L20">
        <text:list-item>
          <text:p text:style-name="P59"><text:span text:style-name="Strong_20_Emphasis"><text:span text:style-name="T6">Statique</text:span></text:span><text:span text:style-name="T6"> : détection de motifs syntaxiques dans l’AST (ex : présence de deux boucles </text:span><text:span text:style-name="Source_20_Text"><text:span text:style-name="T6">for</text:span></text:span><text:span text:style-name="T6"> imbriquées avec échange d’éléments = probable tri naïf).</text:span></text:p>
        </text:list-item>
        <text:list-item>
          <text:p text:style-name="P59"><text:span text:style-name="Strong_20_Emphasis"><text:span text:style-name="T6">Sémantique</text:span></text:span><text:span text:style-name="T6"> (V2+) : analyse de la complexité algorithmique estimée (nombre d’opérations, structure des boucles) pour suggérer des alternatives.</text:span></text:p>
        </text:list-item>
      </text:list>
      <text:p text:style-name="P57"/>
      <text:list xml:id="list85732693306110" text:continue-list="list85733543417525" text:style-name="L1">
        <text:list-item>
          <text:list>
            <text:list-item>
              <text:list>
                <text:list-item>
                  <text:p text:style-name="P55">Génération d’un rapport</text:p>
                </text:list-item>
              </text:list>
            </text:list-item>
          </text:list>
        </text:list-item>
      </text:list>
      <text:p text:style-name="P60"><text:span text:style-name="Strong_20_Emphasis"><text:span text:style-name="T6">Sortie console</text:span></text:span><text:span text:style-name="T6"> : format lisible avec couleurs (via </text:span><text:span text:style-name="Source_20_Text"><text:span text:style-name="T6">colorama</text:span></text:span><text:span text:style-name="T6"> ou </text:span><text:span text:style-name="Source_20_Text"><text:span text:style-name="T6">rich</text:span></text:span><text:span text:style-name="T6">).</text:span></text:p>
      <text:list text:style-name="L21">
        <text:list-item>
          <text:p text:style-name="P61"><text:span text:style-name="Strong_20_Emphasis"><text:span text:style-name="T6">Sortie JSON</text:span></text:span><text:span text:style-name="T6"> : pour intégration dans d’autres outils (CI).</text:span></text:p>
        </text:list-item>
      </text:list>
      <text:list text:style-name="L22">
        <text:list-item>
          <text:p text:style-name="P62"><text:span text:style-name="Strong_20_Emphasis"><text:span text:style-name="Source_20_Text"><text:span text:style-name="T6">explainer.py</text:span></text:span></text:span><text:span text:style-name="T6"> : pour transformer une erreur technique en explication pédagogique (ex : “La variable </text:span><text:span text:style-name="Source_20_Text"><text:span text:style-name="T6">x</text:span></text:span><text:span text:style-name="T6"> n’est jamais utilisée → cela alourdit le code sans effet, vous pouvez la supprimer.”).</text:span></text:p>
        </text:list-item>
      </text:list>
      <text:p text:style-name="P57"/>
      <text:list xml:id="list85731846371381" text:continue-list="list85732693306110" text:style-name="L1">
        <text:list-item>
          <text:list>
            <text:list-item>
              <text:list>
                <text:list-item>
                  <text:p text:style-name="P55">Interface CLI</text:p>
                </text:list-item>
              </text:list>
            </text:list-item>
          </text:list>
        </text:list-item>
      </text:list>
      <text:p text:style-name="P60"><text:span text:style-name="T6">Utilisation de </text:span><text:span text:style-name="Strong_20_Emphasis"><text:span text:style-name="Source_20_Text"><text:span text:style-name="T6">argparse</text:span></text:span></text:span><text:span text:style-name="T6"> (standard) ou </text:span><text:span text:style-name="Strong_20_Emphasis"><text:span text:style-name="Source_20_Text"><text:span text:style-name="T6">click</text:span></text:span></text:span><text:span text:style-name="T6"> (plus moderne) pour gérer les arguments :</text:span></text:p>
      <text:p text:style-name="P63">text</text:p>
      <text:p text:style-name="P64"><text:soft-page-break/>python -m code_review_ai review mon_fichier.py [--pdf dossier_pdfs] [--output json]</text:p>
      <text:list text:style-name="L23">
        <text:list-item>
          <text:p text:style-name="P65"><text:span text:style-name="T6">Gestion des chemins : fichier unique, dossier récursif, pattern </text:span><text:span text:style-name="Source_20_Text"><text:span text:style-name="T6">*.py</text:span></text:span><text:span text:style-name="T6">.</text:span></text:p>
        </text:list-item>
      </text:list>
      <text:p text:style-name="P60"/>
      <text:list xml:id="list85732474373631" text:continue-list="list85731846371381" text:style-name="L1">
        <text:list-item>
          <text:list>
            <text:list-item>
              <text:p text:style-name="P66">Flux de traitement (workflow)</text:p>
            </text:list-item>
          </text:list>
        </text:list-item>
      </text:list>
      <text:p text:style-name="P67"><text:span text:style-name="Strong_20_Emphasis"><text:span text:style-name="T6">Entrée</text:span></text:span><text:span text:style-name="T6"> : l’utilisateur lance la commande avec un fichier/dossier Python.</text:span></text:p>
      <text:list text:style-name="L24">
        <text:list-item>
          <text:p text:style-name="P68"><text:span text:style-name="Strong_20_Emphasis"><text:span text:style-name="T6">Analyse statique</text:span></text:span><text:span text:style-name="T6"> :</text:span></text:p>
          <text:list>
            <text:list-item>
              <text:p text:style-name="P68"><text:span text:style-name="T6">Parsing du/des fichiers avec </text:span><text:span text:style-name="Source_20_Text"><text:span text:style-name="T6">ast</text:span></text:span><text:span text:style-name="T6">.</text:span></text:p>
            </text:list-item>
            <text:list-item>
              <text:p text:style-name="P68"><text:span text:style-name="T6">Application des règles de style (nommage, guillemets) → </text:span><text:span text:style-name="Source_20_Text"><text:span text:style-name="T6">style_checker</text:span></text:span><text:span text:style-name="T6">.</text:span></text:p>
            </text:list-item>
            <text:list-item>
              <text:p text:style-name="P68"><text:span text:style-name="T6">Détection des erreurs basiques → </text:span><text:span text:style-name="Source_20_Text"><text:span text:style-name="T6">error_detector</text:span></text:span><text:span text:style-name="T6"> (via </text:span><text:span text:style-name="Source_20_Text"><text:span text:style-name="T6">pylint</text:span></text:span><text:span text:style-name="T6"> ou règles maison).</text:span></text:p>
            </text:list-item>
          </text:list>
        </text:list-item>
        <text:list-item>
          <text:p text:style-name="P68"><text:span text:style-name="Strong_20_Emphasis"><text:span text:style-name="T6">Analyse algorithmique</text:span></text:span><text:span text:style-name="T6"> (si activée et si des PDF sont fournis) :</text:span></text:p>
          <text:list>
            <text:list-item>
              <text:p text:style-name="P69">Chargement de la base de connaissances.</text:p>
            </text:list-item>
            <text:list-item>
              <text:p text:style-name="P69">Pour chaque fonction pertinente, tentative de correspondance avec un motif connu.</text:p>
            </text:list-item>
            <text:list-item>
              <text:p text:style-name="P69">Si correspondance → suggestion d’amélioration.</text:p>
            </text:list-item>
          </text:list>
        </text:list-item>
        <text:list-item>
          <text:p text:style-name="P68"><text:span text:style-name="Strong_20_Emphasis"><text:span text:style-name="T6">Génération du rapport</text:span></text:span><text:span text:style-name="T6"> :</text:span></text:p>
          <text:list>
            <text:list-item>
              <text:p text:style-name="P69">Agrégation de toutes les observations.</text:p>
            </text:list-item>
            <text:list-item>
              <text:p text:style-name="P69">Ajout d’explications pédagogiques.</text:p>
            </text:list-item>
            <text:list-item>
              <text:p text:style-name="P70"><text:span text:style-name="T5">Affichage/sauvegarde selon le format demandé.</text:span></text:p>
            </text:list-item>
          </text:list>
        </text:list-item>
      </text:list>
      <text:list xml:id="list85732306840730" text:continue-list="list85732474373631" text:style-name="L1">
        <text:list-item>
          <text:list>
            <text:list-item>
              <text:p text:style-name="P66">Génération d’un pdf (phase avancée)</text:p>
            </text:list-item>
          </text:list>
        </text:list-item>
      </text:list>
      <text:p text:style-name="P71"/>
      <text:p text:style-name="P72">Pour la version avec apprentissage à partir des PDF, voici comment procéder :</text:p>
      <text:list text:style-name="L25">
        <text:list-item>
          <text:p text:style-name="P73"><text:span text:style-name="Strong_20_Emphasis">Extraction</text:span> : <text:span text:style-name="Source_20_Text">pdfplumber</text:span> extrait le texte et les tableaux.</text:p>
        </text:list-item>
        <text:list-item>
          <text:p text:style-name="P73"><text:span text:style-name="Strong_20_Emphasis">Prétraitement</text:span> : nettoyage, détection de sections (“Algorithmes de tri”, “Complexité”).</text:p>
        </text:list-item>
        <text:list-item>
          <text:p text:style-name="P73"><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3"><text:span text:style-name="Strong_20_Emphasis">Structuration</text:span> : transformation en entrée de la base de connaissances.</text:p>
        </text:list-item>
      </text:list>
      <text:p text:style-name="P71"/>
      <text:list xml:id="list85733031831804" text:continue-list="list85732306840730" text:style-name="L1">
        <text:list-item>
          <text:list>
            <text:list-item>
              <text:p text:style-name="P66">Tests et validation</text:p>
            </text:list-item>
          </text:list>
        </text:list-item>
      </text:list>
      <text:p text:style-name="P67"><text:span text:style-name="Strong_20_Emphasis"><text:span text:style-name="T2">Tests unitaires</text:span></text:span><text:span text:style-name="T2"> : </text:span><text:span text:style-name="Source_20_Text"><text:span text:style-name="T2">pytest</text:span></text:span><text:span text:style-name="T2"> pour chaque module (ex : vérifier que </text:span><text:span text:style-name="Source_20_Text"><text:span text:style-name="T2">style_checker</text:span></text:span><text:span text:style-name="T2"> détecte bien </text:span><text:span text:style-name="Source_20_Text"><text:span text:style-name="T2">camelCase</text:span></text:span><text:span text:style-name="T2"> dans un code donné).</text:span></text:p>
      <text:list text:style-name="L26">
        <text:list-item>
          <text:p text:style-name="P74"><text:span text:style-name="Strong_20_Emphasis"><text:span text:style-name="T2">Tests d’intégration</text:span></text:span><text:span text:style-name="T2"> : lancer l’outil sur des exemples de code (bons et mauvais) et comparer les rapports attendus.</text:span></text:p>
        </text:list-item>
      </text:list>
      <text:list text:style-name="L27">
        <text:list-item>
          <text:p text:style-name="P75"><text:span text:style-name="Strong_20_Emphasis"><text:span text:style-name="T2">Données de test</text:span></text:span><text:span text:style-name="T2"> : créer un petit corpus de fichiers Python avec des erreurs variées, et quelques PDF factices pour tester l’extraction.</text:span></text:p>
        </text:list-item>
      </text:list>
      <text:p text:style-name="P71"/>
      <text:p text:style-name="P71"/>
      <text:list text:continue-list="list85733031831804" text:style-name="L1">
        <text:list-item>
          <text:list>
            <text:list-item>
              <text:p text:style-name="P66"><text:soft-page-break/>Plan de développement</text:p>
            </text:list-item>
          </text:list>
        </text:list-item>
      </text:list>
      <text:p text:style-name="P76"/>
      <text:p text:style-name="P7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78"/>
      <text:p text:style-name="P79"/>
      <text:p text:style-name="P79"/>
      <text:p text:style-name="P80">1<text:span text:style-name="T7">7</text:span>.03.26</text:p>
      <text:p text:style-name="P80"/>
      <text:p text:style-name="P81">&gt; Création de l’architecture et des fichiers (vide)</text:p>
      <text:p text:style-name="P81">&gt; <text:span text:style-name="T8">Installation de dépendances avec un environnement conda.</text:span></text:p>
      <text:list text:style-name="L28">
        <text:list-item>
          <text:p text:style-name="P82">Utilisation de « conda env export &gt; environment.yml »</text:p>
        </text:list-item>
        <text:list-item>
          <text:p text:style-name="P83">Fichier requierments.txt très probablement inutile</text:p>
        </text:list-item>
      </text:list>
      <text:p text:style-name="P81">&gt; <text:span text:style-name="T9">Implémentation du code dans parser.py</text:span></text:p>
      <text:list text:style-name="L29">
        <text:list-item>
          <text:p text:style-name="P84">Création d’un fichier test_parser.py</text:p>
        </text:list-item>
        <text:list-item>
          <text:p text:style-name="P85">Test unitaire : <text:span text:style-name="T10">Erreur recontrée :</text:span></text:p>
        </text:list-item>
      </text:list>
      <text:p text:style-name="Text_20_body">====================================================================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1">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86"><text:soft-page-break/>Utilisation d’une autre ligne de commande : python -m pytest tests/test_parser.py au lieu de pytest tests/test_parser.py : OK !</text:p>
        </text:list-item>
      </text:list>
      <text:p text:style-name="P81">&gt; <text:span text:style-name="T8">Problème rencontré avec Git &gt;&gt; </text:span><text:span text:style-name="T9">corrigé en suivant les lignes de codes proposé sur github lorsque le depôt est vide.</text:span></text:p>
      <text:p text:style-name="P81">&gt; <text:span text:style-name="T9">implémentation du code dans style_checker.py</text:span></text:p>
      <text:list text:style-name="L31">
        <text:list-item>
          <text:p text:style-name="P87">Création d’un fichier de test_unitaire</text:p>
        </text:list-item>
        <text:list-item>
          <text:p text:style-name="P87">Erreur : pas de core.style_checker trouvé. Idée de l’erreur : je n’ai pas initialisé le fichier python comme je l’ai fait avec parser.py en faisant python core/style_checker.py &gt; Not ok...</text:p>
        </text:list-item>
        <text:list-item>
          <text:p text:style-name="P87">Erreur trouvée : fichier non enregistré.</text:p>
        </text:list-item>
        <text:list-item>
          <text:p text:style-name="P87">Erreur trouvée : pas d’import ast &gt; <text:span text:style-name="T12">ajout de ast (normallement importé par parser.py???)</text:span></text:p>
        </text:list-item>
        <text:list-item>
          <text:p text:style-name="P88">Nouvelle erreur :</text:p>
        </text:list-item>
      </text:list>
      <text:p text:style-name="Text_20_body">============================================================= test session starts ============================================================== platform linux -- Python 3.13.12, pytest-9.0.2, pluggy-1.5.0 rootdir: /home/Archene/Dev/TPIA_Gateway collected 2 items</text:p>
      <text:p text:style-name="Text_20_body">tests/test_style_checker.py F. <text:s text:c="106"/>[100%]</text:p>
      <text:p text:style-name="Text_20_body">=================================================================== FAILURES =================================================================== ______________________________________________________________ test_naming_issues ______________________________________________________________</text:p>
      <text:p text:style-name="Text_20_body">sample_file_with_issues = PosixPath('/tmp/pytest-of-Archene/pytest-5/test_naming_issues0/sample_style.py')</text:p>
      <text:p text:style-name="P89">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89"><text:s text:c="2"/>assert len(naming_issues) == 3 <text:s/># maClasse, attributVariable, MaFonction</text:p>
      <text:p text:style-name="P89"><text:s text:c="4"/>^^^^^^^^^^^^^^^^^^^^^^^^^^^^^^</text:p>
      <text:p text:style-name="Text_20_body">E <text:s text:c="6"/>assert 2 == 3 E <text:s text:c="7"/>+ <text:s/>where 2 = len([{'line': 2, 'message': "Le nom de classe 'maClasse' devrait être en CamelCase (ex: MaClasse).", 'subtype': 'class_cas...MaFonction' devrait être en snake_case (ex: ma_variable).", 'subtype': 'snake_case', 'suggestion': 'ma_fonction', ...}])</text:p>
      <text:p text:style-name="Text_20_body">tests/test_style_checker.py:26: AssertionError =============================================================== warnings summary =============================================================== tests/<text:soft-page-break/>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Text_20_body">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 Docs: <text:a xlink:type="simple" xlink:href="https://docs.pytest.org/en/stable/how-to/capture-warnings.html" text:style-name="Internet_20_link" text:visited-style-name="Visited_20_Internet_20_Link">https://docs.pytest.org/en/stable/how-to/capture-warnings.html</text:a> =========================================================== short test summary info ============================================================ FAILED tests/test_style_checker.py::test_naming_issues - assert 2 == 3 =================================================== 1 failed, 1 passed, 51 warnings in 0.03s ===================================================</text:p>
      <text:list text:style-name="L32">
        <text:list-item>
          <text:p text:style-name="P90">Deux modifications : parser.py et style_checker.py</text:p>
        </text:list-item>
      </text:list>
      <text:p text:style-name="P81">&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17T08:57:31.595571830</dc:date>
    <meta:editing-duration>PT1H3M15S</meta:editing-duration>
    <meta:editing-cycles>9</meta:editing-cycles>
    <meta:generator>LibreOffice/26.2.1.2$Linux_X86_64 LibreOffice_project/620$Build-2</meta:generator>
    <meta:document-statistic meta:table-count="1" meta:image-count="0" meta:object-count="0" meta:page-count="9" meta:paragraph-count="214" meta:word-count="2108" meta:character-count="15681" meta:non-whitespace-character-count="13722"/>
  </office:meta>
</office:document-meta>
</file>